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06708c" officeooo:paragraph-rsid="0006708c"/>
    </style:style>
    <style:style style:name="P2" style:family="paragraph" style:parent-style-name="Title">
      <style:text-properties officeooo:rsid="0006708c" officeooo:paragraph-rsid="0006708c"/>
    </style:style>
    <style:style style:name="P3" style:family="paragraph" style:parent-style-name="Heading_20_3">
      <style:text-properties officeooo:rsid="0006708c" officeooo:paragraph-rsid="0006708c"/>
    </style:style>
    <style:style style:name="P4" style:family="paragraph" style:parent-style-name="Text_20_body" style:list-style-name="L1">
      <style:text-properties officeooo:rsid="0006708c" officeooo:paragraph-rsid="0006708c"/>
    </style:style>
    <style:style style:name="P5" style:family="paragraph" style:parent-style-name="Text_20_body" style:list-style-name="L2">
      <style:text-properties officeooo:rsid="0006708c" officeooo:paragraph-rsid="0006708c"/>
    </style:style>
    <style:style style:name="P6" style:family="paragraph" style:parent-style-name="Text_20_body" style:list-style-name="L2">
      <style:text-properties officeooo:paragraph-rsid="000796e9"/>
    </style:style>
    <style:style style:name="P7" style:family="paragraph" style:parent-style-name="Text_20_body" style:list-style-name="L2">
      <style:text-properties officeooo:rsid="000dfde3" officeooo:paragraph-rsid="000dfde3"/>
    </style:style>
    <style:style style:name="P8" style:family="paragraph" style:parent-style-name="Text_20_body">
      <style:text-properties officeooo:paragraph-rsid="000dfde3"/>
    </style:style>
    <style:style style:name="P9" style:family="paragraph" style:parent-style-name="Text_20_body" style:list-style-name="L2">
      <style:text-properties officeooo:rsid="00100bcf" officeooo:paragraph-rsid="00100bcf"/>
    </style:style>
    <style:style style:name="P10" style:family="paragraph" style:parent-style-name="Text_20_body">
      <style:text-properties officeooo:rsid="001037cc" officeooo:paragraph-rsid="001037cc"/>
    </style:style>
    <style:style style:name="P11" style:family="paragraph" style:parent-style-name="Text_20_body" style:list-style-name="L2">
      <style:text-properties fo:language="en" fo:country="US" officeooo:rsid="0010aee2" officeooo:paragraph-rsid="0010aee2"/>
    </style:style>
    <style:style style:name="P12" style:family="paragraph" style:parent-style-name="Text_20_body">
      <style:text-properties officeooo:rsid="0012432c" officeooo:paragraph-rsid="0012432c"/>
    </style:style>
    <style:style style:name="T1" style:family="text">
      <style:text-properties officeooo:rsid="000796e9"/>
    </style:style>
    <style:style style:name="T2" style:family="text">
      <style:text-properties fo:language="en" fo:country="US" officeooo:rsid="0010ae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ligatorisk 5</text:p>
      <text:p text:style-name="P1">Thomas Waaler</text:p>
      <text:h text:style-name="P3" text:outline-level="3">Rapporten skal inneholde:</text:h>
      <text:list xml:id="list1949154159" text:style-name="L1">
        <text:list-item>
          <text:p text:style-name="P4">Benyttede/installerte Python pakker/biblioteker (hvis annet enn standard er benyttet)</text:p>
        </text:list-item>
        <text:list-item>
          <text:p text:style-name="P4">Overordnet beskrivelse av applikasjonen</text:p>
          <text:list>
            <text:list-item>
              <text:p text:style-name="P4">Ha med skjermbilder</text:p>
            </text:list-item>
          </text:list>
        </text:list-item>
        <text:list-item>
          <text:p text:style-name="P4">Beskrivelse av forskjellige funksjonalitet, f.eks. Ved knappetrykk, bør også beskrive tankene bak hvorfor funksjonaliteten er designet slik</text:p>
        </text:list-item>
        <text:list-item>
          <text:p text:style-name="P4">Beskrive funksjonalitet du har begynt på, men ikke helt fått til</text:p>
        </text:list-item>
        <text:list-item>
          <text:p text:style-name="P4">Videre arbeid (hva ville du gjort hvis du skulle fortsatt utviklingen av applikasjonen)</text:p>
        </text:list-item>
        <text:list-item>
          <text:p text:style-name="P4">Referanser til kilder du har benyttet (viktig)</text:p>
        </text:list-item>
      </text:list>
      <text:p text:style-name="P8"/>
      <text:h text:style-name="Heading_20_3" text:outline-level="3">Funksjonalitet</text:h>
      <text:p text:style-name="P10">Asd</text:p>
      <text:h text:style-name="Heading_20_3" text:outline-level="3">Videre arbeid</text:h>
      <text:p text:style-name="P10">Når man starter spillet så er skjermen svart helt til nivået er lastet inn og laget.</text:p>
      <text:p text:style-name="P12">Lagt til flere funksjoner til nivåene for å gjøre de litt mer spennende og utfordrende. Ville lagt til fargede dører som trenger at du har nøkkelen til riktig dør for å åpne. Ville lagt til portaler som transporterer spilleren og bokser til andre steder på nivået.</text:p>
      <text:h text:style-name="Heading_20_1" text:outline-level="1">Kilder</text:h>
      <text:list xml:id="list4054013088" text:style-name="L2">
        <text:list-item>
          <text:p text:style-name="P5"><text:span text:style-name="T2">p</text:span>ygame dokumentasjon - <text:a xlink:type="simple" xlink:href="https://www.pygame.org/docs/" text:style-name="Internet_20_link" text:visited-style-name="Visited_20_Internet_20_Link">https://www.pygame.org/docs/</text:a></text:p>
        </text:list-item>
        <text:list-item>
          <text:p text:style-name="P7">Python dokumentasjon - <text:a xlink:type="simple" xlink:href="https://docs.python.org/3.9/library/index.html" text:style-name="Internet_20_link" text:visited-style-name="Visited_20_Internet_20_Link">https://docs.python.org/3.9/library/index.html</text:a> </text:p>
        </text:list-item>
        <text:list-item>
          <text:p text:style-name="P6"><text:span text:style-name="T1">Sokoban nivå design - </text:span><text:a xlink:type="simple" xlink:href="http://borgar.net/programs/sokoban/#Sokoban" text:style-name="Internet_20_link" text:visited-style-name="Visited_20_Internet_20_Link"><text:span text:style-name="T1">http://borgar.net/programs/sokoban/#Sokoban</text:span></text:a></text:p>
        </text:list-item>
        <text:list-item>
          <text:p text:style-name="P9">Python singleton pattern - <text:a xlink:type="simple" xlink:href="https://www.geeksforgeeks.org/singleton-pattern-in-python-a-complete-guide/" text:style-name="Internet_20_link" text:visited-style-name="Visited_20_Internet_20_Link">https://www.geeksforgeeks.org/singleton-pattern-in-python-a-complete-guide/</text:a></text:p>
        </text:list-item>
        <text:list-item>
          <text:p text:style-name="P11">pygame_gui dokumentasjon - <text:a xlink:type="simple" xlink:href="https://pygame-gui.readthedocs.io/en/latest/index.html" text:style-name="Internet_20_link" text:visited-style-name="Visited_20_Internet_20_Link">https://pygame-gui.readthedocs.io/en/latest/index.html</text:a>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5T13:54:23.084000000</meta:creation-date>
    <dc:date>2021-11-09T20:13:58.336000000</dc:date>
    <meta:editing-duration>PT9H7M58S</meta:editing-duration>
    <meta:editing-cycles>1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2" meta:word-count="173" meta:character-count="1297" meta:non-whitespace-character-count="1157"/>
  </office:meta>
</office:document-meta>
</file>